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591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ext-properties fo:font-size="16pt" style:font-size-asian="16pt" style:font-size-complex="16pt"/>
    </style:style>
    <style:style style:name="ce23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ext-properties fo:color="#3465a4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16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5" style:family="table-cell" style:parent-style-name="Default" style:data-style-name="N10164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02"/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5" style:family="table-cell" style:parent-style-name="Default" style:data-style-name="N2"/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9" style:family="table-cell" style:parent-style-name="Default">
      <style:text-properties fo:font-size="18pt" style:font-size-asian="18pt" style:font-size-complex="18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68" style:family="table-cell" style:parent-style-name="Default">
      <style:text-properties fo:font-size="20pt" style:font-size-asian="20pt" style:font-size-complex="20pt"/>
    </style:style>
    <style:style style:name="ce71" style:family="table-cell" style:parent-style-name="Default">
      <style:text-properties fo:font-size="16pt" style:font-size-asian="16pt" style:font-size-complex="16pt"/>
    </style:style>
    <style:style style:name="ce72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ext-properties fo:color="#3465a4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1" style:family="table-cell" style:parent-style-name="Default" style:data-style-name="N10002"/>
    <style:style style:name="ce82" style:family="table-cell" style:parent-style-name="Default">
      <style:table-cell-properties style:vertical-align="middle"/>
    </style:style>
    <style:style style:name="ce83" style:family="table-cell" style:parent-style-name="Default" style:data-style-name="N10164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86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3" style:family="table-cell" style:parent-style-name="Default" style:data-style-name="N10164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fo:background-color="#ffffff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 style:data-style-name="N2"/>
    <style:style style:name="ce100" style:family="table-cell" style:parent-style-name="Default">
      <style:text-properties fo:font-size="18pt" style:font-size-asian="18pt" style:font-size-complex="18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71"/>
        <table:table-column table:style-name="co2" table:number-columns-repeated="11" table:default-cell-style-name="ce71"/>
        <table:table-column table:style-name="co2" table:number-columns-repeated="1012" table:default-cell-style-name="Default"/>
        <table:table-row table:style-name="ro1">
          <table:table-cell table:style-name="ce67" office:value-type="string" calcext:value-type="string">
            <text:p>Victor Ribeiro Garcia (GRR20203954)</text:p>
          </table:table-cell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67" office:value-type="string" calcext:value-type="string">
            <text:p>Álvaro R. S. Dziadzio (GRR20203913)</text:p>
          </table:table-cell>
          <table:table-cell table:style-name="ce72"/>
          <table:table-cell table:style-name="ce68" table:number-columns-repeated="1022"/>
        </table:table-row>
        <table:table-row table:style-name="ro3">
          <table:table-cell table:style-name="ce68" office:value-type="string" calcext:value-type="string">
            <text:p>Experiência:</text:p>
          </table:table-cell>
          <table:table-cell table:style-name="ce72" office:value-type="string" calcext:value-type="string">
            <text:p>multi particionamento com MPI</text:p>
          </table:table-cell>
          <table:table-cell table:style-name="ce68" table:number-columns-repeated="4"/>
          <table:table-cell table:number-columns-repeated="1018"/>
        </table:table-row>
        <table:table-row table:style-name="ro4">
          <table:table-cell/>
          <table:table-cell table:style-name="ce73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ostname:</text:p>
          </table:table-cell>
          <table:table-cell table:style-name="ce74" office:value-type="string" calcext:value-type="string">
            <text:p>w00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Processador:</text:p>
          </table:table-cell>
          <table:table-cell table:style-name="ce74" office:value-type="string" calcext:value-type="string">
            <text:p>Intel(R) Xeon(R) CPU E5462 <text:s/>@ 2.80GHz</text:p>
          </table:table-cell>
          <table:table-cell table:style-name="ce74"/>
          <table:table-cell table:style-name="ce75"/>
          <table:table-cell table:number-columns-repeated="1020"/>
        </table:table-row>
        <table:table-row table:style-name="ro4">
          <table:table-cell office:value-type="string" calcext:value-type="string">
            <text:p>CPU MHz</text:p>
          </table:table-cell>
          <table:table-cell table:style-name="ce74" office:value-type="float" office:value="2793.098" calcext:value-type="float">
            <text:p>2793,098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1d cache</text:p>
          </table:table-cell>
          <table:table-cell table:style-name="ce74" office:value-type="string" calcext:value-type="string">
            <text:p><text:s/>256 KiB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1i cache</text:p>
          </table:table-cell>
          <table:table-cell table:style-name="ce74" office:value-type="string" calcext:value-type="string">
            <text:p><text:s/>256 KiB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2 cache</text:p>
          </table:table-cell>
          <table:table-cell table:style-name="ce74" office:value-type="string" calcext:value-type="string">
            <text:p><text:s/>24 MiB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fxsr sse sse2 ht tm pbe syscall nx lm constant_tsc arch_perfmon pebs bts rep_good nopl cpuid aperfmperf pni dtes64 monit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s_cpl vmx est tm2 ssse3 cx16 xtpr pdcm dca sse4_1 lahf_lm pti tpr_shadow vnmi flexpriority vpid dtherm</text:p>
          </table:table-cell>
          <table:table-cell table:number-columns-repeated="1022"/>
        </table:table-row>
        <table:table-row table:style-name="ro4" table:number-rows-repeated="9">
          <table:table-cell table:number-columns-repeated="1024"/>
        </table:table-row>
        <table:table-row table:style-name="ro5">
          <table:table-cell table:style-name="Default" table:number-columns-repeated="12"/>
          <table:table-cell table:number-columns-repeated="1012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dias" table:style-name="ta1">
        <office:forms form:automatic-focus="false" form:apply-design-mode="false"/>
        <table:table-column table:style-name="co3" table:default-cell-style-name="ce76"/>
        <table:table-column table:style-name="co2" table:number-columns-repeated="10" table:default-cell-style-name="Default"/>
        <table:table-column table:style-name="co2" table:default-cell-style-name="ce96"/>
        <table:table-column table:style-name="co2" table:number-columns-repeated="16372" table:default-cell-style-name="Default"/>
        <table:table-row table:style-name="ro6">
          <table:table-cell/>
          <table:table-cell table:style-name="ce81"/>
          <table:table-cell table:style-name="ce88" office:value-type="string" calcext:value-type="string">
            <text:p>Victor Ribeiro Garcia (GRR20203954)</text:p>
          </table:table-cell>
          <table:table-cell table:number-columns-repeated="16381"/>
        </table:table-row>
        <table:table-row table:style-name="ro6">
          <table:table-cell table:style-name="ce77"/>
          <table:table-cell table:style-name="ce82"/>
          <table:table-cell table:style-name="ce89" office:value-type="string" calcext:value-type="string">
            <text:p>Álvaro R. S. Dziadzio (GRR20203913)</text:p>
          </table:table-cell>
          <table:table-cell table:style-name="ce82" table:number-columns-repeated="4"/>
          <table:table-cell table:number-columns-repeated="2"/>
          <table:table-cell table:style-name="ce82"/>
          <table:table-cell/>
          <table:table-cell table:style-name="Default"/>
          <table:table-cell table:style-name="ce82" table:number-columns-repeated="101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76" office:value-type="string" calcext:value-type="string">
            <text:p><text:s/>1n-1ppn:</text:p>
          </table:table-cell>
          <table:table-cell table:style-name="ce76" office:value-type="string" calcext:value-type="string">
            <text:p><text:s/>1n-8ppn:</text:p>
          </table:table-cell>
          <table:table-cell table:style-name="ce76" office:value-type="string" calcext:value-type="string">
            <text:p><text:s/>2n-8ppn:</text:p>
          </table:table-cell>
          <table:table-cell table:style-name="ce76" office:value-type="string" calcext:value-type="string">
            <text:p>4n-8ppn:</text:p>
          </table:table-cell>
          <table:table-cell table:style-name="ce76" table:number-columns-repeated="4"/>
          <table:table-cell table:number-columns-repeated="16375"/>
        </table:table-row>
        <table:table-row table:style-name="ro5">
          <table:table-cell/>
          <table:table-cell table:style-name="ce83" office:value-type="float" office:value="0.321147" calcext:value-type="float">
            <text:p>0.321147</text:p>
          </table:table-cell>
          <table:table-cell table:style-name="ce83" table:formula="of:=[$'resultados-1n-8ppn'.$A2]" office:value-type="float" office:value="0.162119" calcext:value-type="float">
            <text:p>0.162119</text:p>
          </table:table-cell>
          <table:table-cell table:style-name="ce83" table:formula="of:=[$'resultados-2n-8ppn'.$A2]" office:value-type="float" office:value="0.266284" calcext:value-type="float">
            <text:p>0.266284</text:p>
          </table:table-cell>
          <table:table-cell table:style-name="ce83" table:formula="of:=[$'resultados-4n-8ppn'.$A2]" office:value-type="float" office:value="0.201299" calcext:value-type="float">
            <text:p>0.201299</text:p>
          </table:table-cell>
          <table:table-cell table:style-name="ce83" table:number-columns-repeated="4"/>
          <table:table-cell/>
          <table:table-cell table:style-name="ce92" table:number-columns-spanned="2" table:number-rows-spanned="1"/>
          <table:covered-table-cell table:style-name="Default"/>
          <table:table-cell/>
          <table:table-cell table:style-name="ce76"/>
          <table:table-cell table:number-columns-repeated="16370"/>
        </table:table-row>
        <table:table-row table:style-name="ro7">
          <table:table-cell/>
          <table:table-cell table:style-name="ce83" office:value-type="float" office:value="0.276969" calcext:value-type="float">
            <text:p>0.276969</text:p>
          </table:table-cell>
          <table:table-cell table:style-name="ce83" table:formula="of:=[$'resultados-1n-8ppn'.$A3]" office:value-type="float" office:value="0.142805" calcext:value-type="float">
            <text:p>0.142805</text:p>
          </table:table-cell>
          <table:table-cell table:style-name="ce83" table:formula="of:=[$'resultados-2n-8ppn'.$A3]" office:value-type="float" office:value="0.247682" calcext:value-type="float">
            <text:p>0.247682</text:p>
          </table:table-cell>
          <table:table-cell table:style-name="ce83" table:formula="of:=[$'resultados-4n-8ppn'.$A3]" office:value-type="float" office:value="0.190019" calcext:value-type="float">
            <text:p>0.190019</text:p>
          </table:table-cell>
          <table:table-cell table:style-name="ce91" office:value-type="string" calcext:value-type="string">
            <text:p>total elements:</text:p>
          </table:table-cell>
          <table:table-cell table:style-name="ce82" table:formula="of:=[$'resultados-1n-8ppn'.E1]" office:value-type="float" office:value="8000000" calcext:value-type="float">
            <text:p>8000000</text:p>
          </table:table-cell>
          <table:table-cell table:style-name="ce83" table:number-columns-repeated="2"/>
          <table:table-cell table:number-columns-repeated="2"/>
          <table:table-cell table:style-name="Default"/>
          <table:table-cell table:style-name="ce77" table:number-columns-spanned="2" table:number-rows-spanned="1"/>
          <table:covered-table-cell/>
          <table:table-cell table:number-columns-repeated="16370"/>
        </table:table-row>
        <table:table-row table:style-name="ro5">
          <table:table-cell/>
          <table:table-cell table:style-name="ce83" office:value-type="float" office:value="0.275924" calcext:value-type="float">
            <text:p>0.275924</text:p>
          </table:table-cell>
          <table:table-cell table:style-name="ce83" table:formula="of:=[$'resultados-1n-8ppn'.$A4]" office:value-type="float" office:value="0.133422" calcext:value-type="float">
            <text:p>0.133422</text:p>
          </table:table-cell>
          <table:table-cell table:style-name="ce83" table:formula="of:=[$'resultados-2n-8ppn'.$A4]" office:value-type="float" office:value="0.26333" calcext:value-type="float">
            <text:p>0.263330</text:p>
          </table:table-cell>
          <table:table-cell table:style-name="ce83" table:formula="of:=[$'resultados-4n-8ppn'.$A4]" office:value-type="float" office:value="0.269945" calcext:value-type="float">
            <text:p>0.269945</text:p>
          </table:table-cell>
          <table:table-cell table:style-name="ce83" table:number-columns-repeated="4"/>
          <table:table-cell table:number-columns-repeated="2"/>
          <table:table-cell table:style-name="ce95"/>
          <table:table-cell table:number-columns-repeated="16372"/>
        </table:table-row>
        <table:table-row table:style-name="ro5">
          <table:table-cell/>
          <table:table-cell table:style-name="ce83" office:value-type="float" office:value="0.27589" calcext:value-type="float">
            <text:p>0.275890</text:p>
          </table:table-cell>
          <table:table-cell table:style-name="ce83" table:formula="of:=[$'resultados-1n-8ppn'.$A5]" office:value-type="float" office:value="0.133886" calcext:value-type="float">
            <text:p>0.133886</text:p>
          </table:table-cell>
          <table:table-cell table:style-name="ce83" table:formula="of:=[$'resultados-2n-8ppn'.$A5]" office:value-type="float" office:value="0.292711" calcext:value-type="float">
            <text:p>0.292711</text:p>
          </table:table-cell>
          <table:table-cell table:style-name="ce83" table:formula="of:=[$'resultados-4n-8ppn'.$A5]" office:value-type="float" office:value="0.203193" calcext:value-type="float">
            <text:p>0.203193</text:p>
          </table:table-cell>
          <table:table-cell table:style-name="ce77" office:value-type="string" calcext:value-type="string">
            <text:p>NTIMES:</text:p>
          </table:table-cell>
          <table:table-cell table:style-name="ce92" office:value-type="float" office:value="10" calcext:value-type="float">
            <text:p>10</text:p>
          </table:table-cell>
          <table:table-cell table:style-name="ce83" table:number-columns-repeated="2"/>
          <table:table-cell table:number-columns-repeated="2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83" office:value-type="float" office:value="0.277026" calcext:value-type="float">
            <text:p>0.277026</text:p>
          </table:table-cell>
          <table:table-cell table:style-name="ce83" table:formula="of:=[$'resultados-1n-8ppn'.$A6]" office:value-type="float" office:value="0.127694" calcext:value-type="float">
            <text:p>0.127694</text:p>
          </table:table-cell>
          <table:table-cell table:style-name="ce83" table:formula="of:=[$'resultados-2n-8ppn'.$A6]" office:value-type="float" office:value="0.244126" calcext:value-type="float">
            <text:p>0.244126</text:p>
          </table:table-cell>
          <table:table-cell table:style-name="ce83" table:formula="of:=[$'resultados-4n-8ppn'.$A6]" office:value-type="float" office:value="0.200376" calcext:value-type="float">
            <text:p>0.200376</text:p>
          </table:table-cell>
          <table:table-cell table:style-name="ce83"/>
          <table:table-cell table:style-name="ce93"/>
          <table:table-cell table:style-name="ce83" table:number-columns-repeated="2"/>
          <table:table-cell table:number-columns-repeated="2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83" office:value-type="float" office:value="0.275819" calcext:value-type="float">
            <text:p>0.275819</text:p>
          </table:table-cell>
          <table:table-cell table:style-name="ce83" table:formula="of:=[$'resultados-1n-8ppn'.$A7]" office:value-type="float" office:value="0.130893" calcext:value-type="float">
            <text:p>0.130893</text:p>
          </table:table-cell>
          <table:table-cell table:style-name="ce83" table:formula="of:=[$'resultados-2n-8ppn'.$A7]" office:value-type="float" office:value="0.243686" calcext:value-type="float">
            <text:p>0.243686</text:p>
          </table:table-cell>
          <table:table-cell table:style-name="ce83" table:formula="of:=[$'resultados-4n-8ppn'.$A7]" office:value-type="float" office:value="0.188018" calcext:value-type="float">
            <text:p>0.188018</text:p>
          </table:table-cell>
          <table:table-cell table:style-name="ce83" table:number-columns-repeated="4"/>
          <table:table-cell table:number-columns-repeated="2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83" office:value-type="float" office:value="0.277868" calcext:value-type="float">
            <text:p>0.277868</text:p>
          </table:table-cell>
          <table:table-cell table:style-name="ce83" table:formula="of:=[$'resultados-1n-8ppn'.$A8]" office:value-type="float" office:value="0.128261" calcext:value-type="float">
            <text:p>0.128261</text:p>
          </table:table-cell>
          <table:table-cell table:style-name="ce83" table:formula="of:=[$'resultados-2n-8ppn'.$A8]" office:value-type="float" office:value="0.248048" calcext:value-type="float">
            <text:p>0.248048</text:p>
          </table:table-cell>
          <table:table-cell table:style-name="ce83" table:formula="of:=[$'resultados-4n-8ppn'.$A8]" office:value-type="float" office:value="0.196111" calcext:value-type="float">
            <text:p>0.196111</text:p>
          </table:table-cell>
          <table:table-cell table:style-name="ce83" table:number-columns-repeated="4"/>
          <table:table-cell table:number-columns-repeated="2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83" office:value-type="float" office:value="0.278151" calcext:value-type="float">
            <text:p>0.278151</text:p>
          </table:table-cell>
          <table:table-cell table:style-name="ce83" table:formula="of:=[$'resultados-1n-8ppn'.$A9]" office:value-type="float" office:value="0.12691" calcext:value-type="float">
            <text:p>0.126910</text:p>
          </table:table-cell>
          <table:table-cell table:style-name="ce83" table:formula="of:=[$'resultados-2n-8ppn'.$A9]" office:value-type="float" office:value="0.250201" calcext:value-type="float">
            <text:p>0.250201</text:p>
          </table:table-cell>
          <table:table-cell table:style-name="ce83" table:formula="of:=[$'resultados-4n-8ppn'.$A9]" office:value-type="float" office:value="0.187804" calcext:value-type="float">
            <text:p>0.187804</text:p>
          </table:table-cell>
          <table:table-cell table:style-name="ce83" table:number-columns-repeated="4"/>
          <table:table-cell table:number-columns-repeated="16375"/>
        </table:table-row>
        <table:table-row table:style-name="ro5">
          <table:table-cell/>
          <table:table-cell table:style-name="ce83" office:value-type="float" office:value="0.278394" calcext:value-type="float">
            <text:p>0.278394</text:p>
          </table:table-cell>
          <table:table-cell table:style-name="ce83" table:formula="of:=[$'resultados-1n-8ppn'.$A10]" office:value-type="float" office:value="0.126776" calcext:value-type="float">
            <text:p>0.126776</text:p>
          </table:table-cell>
          <table:table-cell table:style-name="ce83" table:formula="of:=[$'resultados-2n-8ppn'.$A10]" office:value-type="float" office:value="0.262502" calcext:value-type="float">
            <text:p>0.262502</text:p>
          </table:table-cell>
          <table:table-cell table:style-name="ce83" table:formula="of:=[$'resultados-4n-8ppn'.$A10]" office:value-type="float" office:value="0.183972" calcext:value-type="float">
            <text:p>0.183972</text:p>
          </table:table-cell>
          <table:table-cell table:style-name="ce83" table:number-columns-repeated="4"/>
          <table:table-cell table:number-columns-repeated="16375"/>
        </table:table-row>
        <table:table-row table:style-name="ro5">
          <table:table-cell/>
          <table:table-cell table:style-name="ce83" office:value-type="float" office:value="0.278644" calcext:value-type="float">
            <text:p>0.278644</text:p>
          </table:table-cell>
          <table:table-cell table:style-name="ce83" table:formula="of:=[$'resultados-1n-8ppn'.$A11]" office:value-type="float" office:value="0.12718" calcext:value-type="float">
            <text:p>0.127180</text:p>
          </table:table-cell>
          <table:table-cell table:style-name="ce83" table:formula="of:=[$'resultados-2n-8ppn'.$A11]" office:value-type="string" office:string-value="0.240264" calcext:value-type="string">
            <text:p>0.240264</text:p>
          </table:table-cell>
          <table:table-cell table:style-name="ce83" table:formula="of:=[$'resultados-4n-8ppn'.$A11]" office:value-type="float" office:value="0.186833" calcext:value-type="float">
            <text:p>0.186833</text:p>
          </table:table-cell>
          <table:table-cell table:style-name="ce83" table:number-columns-repeated="4"/>
          <table:table-cell table:number-columns-repeated="16375"/>
        </table:table-row>
        <table:table-row table:style-name="ro5">
          <table:table-cell/>
          <table:table-cell table:style-name="ce76" table:number-columns-repeated="8"/>
          <table:table-cell table:number-columns-repeated="16375"/>
        </table:table-row>
        <table:table-row table:style-name="ro5">
          <table:table-cell table:style-name="ce78"/>
          <table:table-cell table:style-name="ce84" office:value-type="string" calcext:value-type="string" table:number-columns-spanned="4" table:number-rows-spanned="1">
            <text:p>Tempo Médio</text:p>
          </table:table-cell>
          <table:covered-table-cell table:number-columns-repeated="2" table:style-name="ce78"/>
          <table:covered-table-cell/>
          <table:table-cell table:number-columns-repeated="4"/>
          <table:table-cell table:style-name="ce94" table:number-columns-repeated="2"/>
          <table:table-cell table:style-name="ce97"/>
          <table:table-cell table:style-name="ce94" table:number-columns-repeated="16372"/>
        </table:table-row>
        <table:table-row table:style-name="ro5">
          <table:table-cell table:style-name="ce79" office:value-type="string" calcext:value-type="string">
            <text:p>nodos/processos</text:p>
          </table:table-cell>
          <table:table-cell table:style-name="ce85" office:value-type="string" calcext:value-type="string">
            <text:p>1n-1ppn</text:p>
          </table:table-cell>
          <table:table-cell table:style-name="ce85" office:value-type="string" calcext:value-type="string">
            <text:p>1n-8ppn</text:p>
          </table:table-cell>
          <table:table-cell table:style-name="ce79" office:value-type="string" calcext:value-type="string">
            <text:p>2n-8ppn</text:p>
          </table:table-cell>
          <table:table-cell table:style-name="ce79" office:value-type="string" calcext:value-type="string">
            <text:p>4n-8ppn</text:p>
          </table:table-cell>
          <table:table-cell table:number-columns-repeated="4"/>
          <table:table-cell table:style-name="ce95"/>
          <table:table-cell table:number-columns-repeated="16374"/>
        </table:table-row>
        <table:table-row table:style-name="ro5">
          <table:table-cell table:style-name="ce79" office:value-type="string" calcext:value-type="string">
            <text:p>tempo médio (s)</text:p>
          </table:table-cell>
          <table:table-cell table:style-name="ce79" table:formula="of:=ROUND(SUM([.B5:.B14])/10;2)" office:value-type="float" office:value="0.28" calcext:value-type="float">
            <text:p>0,28</text:p>
          </table:table-cell>
          <table:table-cell table:style-name="ce79" table:formula="of:=ROUND(SUM([.C5:.C14])/10;2)" office:value-type="float" office:value="0.13" calcext:value-type="float">
            <text:p>0,13</text:p>
          </table:table-cell>
          <table:table-cell table:style-name="ce79" table:formula="of:=ROUND(SUM([.D5:.D14])/10;2)" office:value-type="float" office:value="0.23" calcext:value-type="float">
            <text:p>0,23</text:p>
          </table:table-cell>
          <table:table-cell table:style-name="ce79" table:formula="of:=ROUND(SUM([.E5:.E14])/10;2)" office:value-type="float" office:value="0.2" calcext:value-type="float">
            <text:p>0,2</text:p>
          </table:table-cell>
          <table:table-cell table:number-columns-repeated="16379"/>
        </table:table-row>
        <table:table-row table:style-name="ro5">
          <table:table-cell table:style-name="ce79" office:value-type="string" calcext:value-type="string">
            <text:p>Aceleraçao</text:p>
          </table:table-cell>
          <table:table-cell table:style-name="ce86" table:formula="of:=ROUND([.$B18]/[.B18];2)" office:value-type="float" office:value="1" calcext:value-type="float">
            <text:p>1.00</text:p>
          </table:table-cell>
          <table:table-cell table:style-name="ce86" table:formula="of:=ROUND([.$B18]/[.C18];2)" office:value-type="float" office:value="2.15" calcext:value-type="float">
            <text:p>2.15</text:p>
          </table:table-cell>
          <table:table-cell table:style-name="ce90" table:formula="of:=ROUND([.$B18]/[.D18];2)" office:value-type="float" office:value="1.22" calcext:value-type="float">
            <text:p>1,22</text:p>
          </table:table-cell>
          <table:table-cell table:style-name="ce90" table:formula="of:=ROUND([.$B18]/[.E18];2)" office:value-type="float" office:value="1.4" calcext:value-type="float">
            <text:p>1,40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style-name="ce78"/>
          <table:table-cell table:style-name="ce84" office:value-type="string" calcext:value-type="string" table:number-columns-spanned="4" table:number-rows-spanned="1">
            <text:p>Vazão Média</text:p>
          </table:table-cell>
          <table:covered-table-cell table:number-columns-repeated="2" table:style-name="ce78"/>
          <table:covered-table-cell/>
          <table:table-cell table:number-columns-repeated="16379"/>
        </table:table-row>
        <table:table-row table:style-name="ro5">
          <table:table-cell table:style-name="ce79" office:value-type="string" calcext:value-type="string">
            <text:p>nodos/processos</text:p>
          </table:table-cell>
          <table:table-cell table:style-name="ce85" office:value-type="string" calcext:value-type="string">
            <text:p>1n-1ppn</text:p>
          </table:table-cell>
          <table:table-cell table:style-name="ce85" office:value-type="string" calcext:value-type="string">
            <text:p>1n-8ppn</text:p>
          </table:table-cell>
          <table:table-cell table:style-name="ce79" office:value-type="string" calcext:value-type="string">
            <text:p>2n-8ppn</text:p>
          </table:table-cell>
          <table:table-cell table:style-name="ce79" office:value-type="string" calcext:value-type="string">
            <text:p>4n-8ppn</text:p>
          </table:table-cell>
          <table:table-cell table:number-columns-repeated="16379"/>
        </table:table-row>
        <table:table-row table:style-name="ro7">
          <table:table-cell table:style-name="ce80" office:value-type="string" calcext:value-type="string">
            <text:p>vazao média (GFLOPS)</text:p>
          </table:table-cell>
          <table:table-cell table:style-name="ce87" table:formula="of:=ROUND(([.$G$6]*[.$G$8])/(([.B18])*1000*1000*1000);3)" office:value-type="float" office:value="0.286" calcext:value-type="float">
            <text:p>0,286</text:p>
          </table:table-cell>
          <table:table-cell table:style-name="ce87" table:formula="of:=ROUND(([.$G$6]*[.$G$8])/(([.C18])*1000*1000*1000);3)" office:value-type="float" office:value="0.615" calcext:value-type="float">
            <text:p>0,615</text:p>
          </table:table-cell>
          <table:table-cell table:style-name="ce87" table:formula="of:=ROUND(([.$G$6]*[.$G$8])/(([.D18])*1000*1000*1000);3)" office:value-type="float" office:value="0.348" calcext:value-type="float">
            <text:p>0,348</text:p>
          </table:table-cell>
          <table:table-cell table:style-name="ce87" table:formula="of:=ROUND(([.$G$6]*[.$G$8])/(([.E18])*1000*1000*1000);3)" office:value-type="float" office:value="0.4" calcext:value-type="float">
            <text:p>0,4</text:p>
          </table:table-cell>
          <table:table-cell table:number-columns-repeated="16379"/>
        </table:table-row>
        <table:table-row table:style-name="ro5">
          <table:table-cell table:style-name="ce79" office:value-type="string" calcext:value-type="string">
            <text:p>Aceleraçao</text:p>
          </table:table-cell>
          <table:table-cell table:style-name="ce86" table:formula="of:=[.$B19]" office:value-type="float" office:value="1" calcext:value-type="float">
            <text:p>1.00</text:p>
          </table:table-cell>
          <table:table-cell table:style-name="ce86" table:formula="of:=[.$C19]" office:value-type="float" office:value="2.15" calcext:value-type="float">
            <text:p>2.15</text:p>
          </table:table-cell>
          <table:table-cell table:style-name="ce86" table:formula="of:=[.$D19]" office:value-type="float" office:value="1.22" calcext:value-type="float">
            <text:p>1.22</text:p>
          </table:table-cell>
          <table:table-cell table:style-name="ce86" table:formula="of:=[.$E19]" office:value-type="float" office:value="1.4" calcext:value-type="float">
            <text:p>1.40</text:p>
          </table:table-cell>
          <table:table-cell table:number-columns-repeated="16379"/>
        </table:table-row>
        <table:table-row table:style-name="ro5" table:number-rows-repeated="19">
          <table:table-cell table:number-columns-repeated="16384"/>
        </table:table-row>
        <table:table-row table:style-name="ro5">
          <table:table-cell table:number-columns-repeated="14"/>
          <table:table-cell table:style-name="ce82" table:number-columns-repeated="1010"/>
          <table:table-cell table:number-columns-repeated="15360"/>
        </table:table-row>
        <table:table-row table:style-name="ro5" table:number-rows-repeated="104853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sultados-1n-8ppn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6">
          <table:table-cell table:style-name="ce98" office:value-type="float" office:value="0.162119" calcext:value-type="float">
            <text:p>0,162119</text:p>
          </table:table-cell>
          <table:table-cell table:number-columns-repeated="7"/>
          <table:table-cell table:style-name="ce88" office:value-type="string" calcext:value-type="string">
            <text:p>Victor Ribeiro Garcia (GRR20203954)</text:p>
          </table:table-cell>
        </table:table-row>
        <table:table-row table:style-name="ro6">
          <table:table-cell table:style-name="ce98" office:value-type="float" office:value="0.142805" calcext:value-type="float">
            <text:p>0,142805</text:p>
          </table:table-cell>
          <table:table-cell table:number-columns-repeated="7"/>
          <table:table-cell table:style-name="ce89" office:value-type="string" calcext:value-type="string">
            <text:p>Álvaro R. S. Dziadzio (GRR20203913)</text:p>
          </table:table-cell>
        </table:table-row>
        <table:table-row table:style-name="ro5">
          <table:table-cell table:style-name="ce98" office:value-type="float" office:value="0.133422" calcext:value-type="float">
            <text:p>0,133422</text:p>
          </table:table-cell>
          <table:table-cell table:number-columns-repeated="8"/>
        </table:table-row>
        <table:table-row table:style-name="ro5">
          <table:table-cell table:style-name="ce98" office:value-type="float" office:value="0.133886" calcext:value-type="float">
            <text:p>0,133886</text:p>
          </table:table-cell>
          <table:table-cell table:number-columns-repeated="8"/>
        </table:table-row>
        <table:table-row table:style-name="ro5">
          <table:table-cell table:style-name="ce98" office:value-type="float" office:value="0.127694" calcext:value-type="float">
            <text:p>0,127694</text:p>
          </table:table-cell>
          <table:table-cell table:number-columns-repeated="8"/>
        </table:table-row>
        <table:table-row table:style-name="ro5">
          <table:table-cell table:style-name="ce98" office:value-type="float" office:value="0.130893" calcext:value-type="float">
            <text:p>0,130893</text:p>
          </table:table-cell>
          <table:table-cell table:number-columns-repeated="8"/>
        </table:table-row>
        <table:table-row table:style-name="ro5">
          <table:table-cell table:style-name="ce98" office:value-type="float" office:value="0.128261" calcext:value-type="float">
            <text:p>0,128261</text:p>
          </table:table-cell>
          <table:table-cell table:number-columns-repeated="8"/>
        </table:table-row>
        <table:table-row table:style-name="ro5">
          <table:table-cell table:style-name="ce98" office:value-type="float" office:value="0.12691" calcext:value-type="float">
            <text:p>0,12691</text:p>
          </table:table-cell>
          <table:table-cell table:number-columns-repeated="8"/>
        </table:table-row>
        <table:table-row table:style-name="ro5">
          <table:table-cell table:style-name="ce98" office:value-type="float" office:value="0.126776" calcext:value-type="float">
            <text:p>0,126776</text:p>
          </table:table-cell>
          <table:table-cell table:number-columns-repeated="8"/>
        </table:table-row>
        <table:table-row table:style-name="ro5">
          <table:table-cell table:style-name="ce98" office:value-type="float" office:value="0.12718" calcext:value-type="float">
            <text:p>0,12718</text:p>
          </table:table-cell>
          <table:table-cell table:number-columns-repeated="8"/>
        </table:table-row>
        <table:table-row table:style-name="ro5" table:number-rows-repeated="14">
          <table:table-cell table:number-columns-repeated="9"/>
        </table:table-row>
        <table:table-row table:style-name="ro5">
          <table:table-cell/>
          <table:table-cell table:style-name="ce99"/>
          <table:table-cell table:number-columns-repeated="7"/>
        </table:table-row>
      </table:table>
      <table:table table:name="resultados-2n-8ppn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6">
          <table:table-cell office:value-type="float" office:value="0.266284" calcext:value-type="float">
            <text:p>0,266284</text:p>
          </table:table-cell>
          <table:table-cell table:number-columns-repeated="7"/>
          <table:table-cell table:style-name="ce88" office:value-type="string" calcext:value-type="string">
            <text:p>Victor Ribeiro Garcia (GRR20203954)</text:p>
          </table:table-cell>
        </table:table-row>
        <table:table-row table:style-name="ro6">
          <table:table-cell office:value-type="float" office:value="0.247682" calcext:value-type="float">
            <text:p>0,247682</text:p>
          </table:table-cell>
          <table:table-cell table:number-columns-repeated="7"/>
          <table:table-cell table:style-name="ce89" office:value-type="string" calcext:value-type="string">
            <text:p>Álvaro R. S. Dziadzio (GRR20203913)</text:p>
          </table:table-cell>
        </table:table-row>
        <table:table-row table:style-name="ro5">
          <table:table-cell office:value-type="float" office:value="0.26333" calcext:value-type="float">
            <text:p>0,26333</text:p>
          </table:table-cell>
          <table:table-cell table:number-columns-repeated="8"/>
        </table:table-row>
        <table:table-row table:style-name="ro5">
          <table:table-cell office:value-type="float" office:value="0.292711" calcext:value-type="float">
            <text:p>0,292711</text:p>
          </table:table-cell>
          <table:table-cell table:number-columns-repeated="8"/>
        </table:table-row>
        <table:table-row table:style-name="ro5">
          <table:table-cell office:value-type="float" office:value="0.244126" calcext:value-type="float">
            <text:p>0,244126</text:p>
          </table:table-cell>
          <table:table-cell table:number-columns-repeated="8"/>
        </table:table-row>
        <table:table-row table:style-name="ro5">
          <table:table-cell office:value-type="float" office:value="0.243686" calcext:value-type="float">
            <text:p>0,243686</text:p>
          </table:table-cell>
          <table:table-cell table:number-columns-repeated="8"/>
        </table:table-row>
        <table:table-row table:style-name="ro5">
          <table:table-cell office:value-type="float" office:value="0.248048" calcext:value-type="float">
            <text:p>0,248048</text:p>
          </table:table-cell>
          <table:table-cell table:number-columns-repeated="8"/>
        </table:table-row>
        <table:table-row table:style-name="ro5">
          <table:table-cell office:value-type="float" office:value="0.250201" calcext:value-type="float">
            <text:p>0,250201</text:p>
          </table:table-cell>
          <table:table-cell table:number-columns-repeated="8"/>
        </table:table-row>
        <table:table-row table:style-name="ro5">
          <table:table-cell office:value-type="float" office:value="0.262502" calcext:value-type="float">
            <text:p>0,262502</text:p>
          </table:table-cell>
          <table:table-cell table:number-columns-repeated="8"/>
        </table:table-row>
        <table:table-row table:style-name="ro5">
          <table:table-cell table:style-name="ce98" office:value-type="string" calcext:value-type="string">
            <text:p>0.240264</text:p>
          </table:table-cell>
          <table:table-cell table:number-columns-repeated="8"/>
        </table:table-row>
        <table:table-row table:style-name="ro5" table:number-rows-repeated="14">
          <table:table-cell table:number-columns-repeated="9"/>
        </table:table-row>
        <table:table-row table:style-name="ro5">
          <table:table-cell/>
          <table:table-cell table:style-name="ce99"/>
          <table:table-cell table:number-columns-repeated="7"/>
        </table:table-row>
      </table:table>
      <table:table table:name="resultados-4n-8ppn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6">
          <table:table-cell office:value-type="float" office:value="0.201299" calcext:value-type="float">
            <text:p>0,201299</text:p>
          </table:table-cell>
          <table:table-cell table:number-columns-repeated="7"/>
          <table:table-cell table:style-name="ce88" office:value-type="string" calcext:value-type="string">
            <text:p>Victor Ribeiro Garcia (GRR20203954)</text:p>
          </table:table-cell>
        </table:table-row>
        <table:table-row table:style-name="ro6">
          <table:table-cell office:value-type="float" office:value="0.190019" calcext:value-type="float">
            <text:p>0,190019</text:p>
          </table:table-cell>
          <table:table-cell table:number-columns-repeated="7"/>
          <table:table-cell table:style-name="ce89" office:value-type="string" calcext:value-type="string">
            <text:p>Álvaro R. S. Dziadzio (GRR20203913)</text:p>
          </table:table-cell>
        </table:table-row>
        <table:table-row table:style-name="ro5">
          <table:table-cell office:value-type="float" office:value="0.269945" calcext:value-type="float">
            <text:p>0,269945</text:p>
          </table:table-cell>
          <table:table-cell table:number-columns-repeated="8"/>
        </table:table-row>
        <table:table-row table:style-name="ro5">
          <table:table-cell office:value-type="float" office:value="0.203193" calcext:value-type="float">
            <text:p>0,203193</text:p>
          </table:table-cell>
          <table:table-cell table:number-columns-repeated="8"/>
        </table:table-row>
        <table:table-row table:style-name="ro5">
          <table:table-cell office:value-type="float" office:value="0.200376" calcext:value-type="float">
            <text:p>0,200376</text:p>
          </table:table-cell>
          <table:table-cell table:number-columns-repeated="8"/>
        </table:table-row>
        <table:table-row table:style-name="ro5">
          <table:table-cell office:value-type="float" office:value="0.188018" calcext:value-type="float">
            <text:p>0,188018</text:p>
          </table:table-cell>
          <table:table-cell table:number-columns-repeated="8"/>
        </table:table-row>
        <table:table-row table:style-name="ro5">
          <table:table-cell office:value-type="float" office:value="0.196111" calcext:value-type="float">
            <text:p>0,196111</text:p>
          </table:table-cell>
          <table:table-cell table:number-columns-repeated="8"/>
        </table:table-row>
        <table:table-row table:style-name="ro5">
          <table:table-cell office:value-type="float" office:value="0.187804" calcext:value-type="float">
            <text:p>0,187804</text:p>
          </table:table-cell>
          <table:table-cell table:number-columns-repeated="8"/>
        </table:table-row>
        <table:table-row table:style-name="ro5">
          <table:table-cell office:value-type="float" office:value="0.183972" calcext:value-type="float">
            <text:p>0,183972</text:p>
          </table:table-cell>
          <table:table-cell table:number-columns-repeated="8"/>
        </table:table-row>
        <table:table-row table:style-name="ro5">
          <table:table-cell office:value-type="float" office:value="0.186833" calcext:value-type="float">
            <text:p>0,186833</text:p>
          </table:table-cell>
          <table:table-cell table:number-columns-repeated="8"/>
        </table:table-row>
        <table:table-row table:style-name="ro5" table:number-rows-repeated="14">
          <table:table-cell table:number-columns-repeated="9"/>
        </table:table-row>
        <table:table-row table:style-name="ro5">
          <table:table-cell/>
          <table:table-cell table:style-name="ce99"/>
          <table:table-cell table:number-columns-repeated="7"/>
        </table:table-row>
      </table:table>
      <table:table table:name="topologia-processador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9">
          <table:table-cell table:style-name="ce100" office:value-type="string" calcext:value-type="string">
            <text:p>Topologia do processador obtida com o programa lstopo</text:p>
          </table:table-cell>
          <table:table-cell table:style-name="ce100" table:number-columns-repeated="6"/>
        </table:table-row>
        <table:table-row table:style-name="ro9">
          <table:table-cell table:style-name="ce100" table:number-columns-repeated="7"/>
        </table:table-row>
        <table:table-row table:style-name="ro9">
          <table:table-cell table:style-name="ce101" office:value-type="string" calcext:value-type="string" table:number-columns-spanned="5" table:number-rows-spanned="28">
            <text:p>Machine (31GB total)</text:p>
            <text:p>  NUMANode L#0 (P#0 31GB)</text:p>
            <text:p>  Package L#0</text:p>
            <text:p>    L2 L#0 (6144KB)</text:p>
            <text:p>      L1d L#0 (32KB) + L1i L#0 (32KB) + Core L#0 + PU L#0 (P#0)</text:p>
            <text:p>      L1d L#1 (32KB) + L1i L#1 (32KB) + Core L#1 + PU L#1 (P#2)</text:p>
            <text:p>    L2 L#1 (6144KB)</text:p>
            <text:p>      L1d L#2 (32KB) + L1i L#2 (32KB) + Core L#2 + PU L#2 (P#4)</text:p>
            <text:p>      L1d L#3 (32KB) + L1i L#3 (32KB) + Core L#3 + PU L#3 (P#6)</text:p>
            <text:p>  Package L#1</text:p>
            <text:p>    L2 L#2 (6144KB)</text:p>
            <text:p>      L1d L#4 (32KB) + L1i L#4 (32KB) + Core L#4 + PU L#4 (P#1)</text:p>
            <text:p>      L1d L#5 (32KB) + L1i L#5 (32KB) + Core L#5 + PU L#5 (P#3)</text:p>
            <text:p>    L2 L#3 (6144KB)</text:p>
            <text:p>      L1d L#6 (32KB) + L1i L#6 (32KB) + Core L#6 + PU L#6 (P#5)</text:p>
            <text:p>      L1d L#7 (32KB) + L1i L#7 (32KB) + Core L#7 + PU L#7 (P#7)</text:p>
            <text:p>  HostBridge</text:p>
            <text:p>    PCIBridge</text:p>
            <text:p>      PCI 01:00.0 (SCSI)</text:p>
            <text:p>        Block "sda"</text:p>
            <text:p>    PCIBridge</text:p>
            <text:p>      PCIBridge</text:p>
            <text:p>        PCIBridge</text:p>
            <text:p>          2 x { PCI 05:00.0-1 (Ethernet) }</text:p>
            <text:p>    PCIBridge</text:p>
            <text:p>      PCI 08:01.0 (VGA)</text:p>
            <text:p>    PCI 00:1f.2 (RAID)</text:p>
            <text:p>  Block "sdb"</text:p>
            <text:p>  Block "sdc"</text:p>
          </table:table-cell>
          <table:covered-table-cell table:number-columns-repeated="4"/>
          <table:table-cell table:style-name="ce100" table:number-columns-repeated="2"/>
        </table:table-row>
        <table:table-row table:style-name="ro5">
          <table:covered-table-cell table:number-columns-repeated="5"/>
          <table:table-cell/>
          <table:table-cell table:style-name="ce10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 table:number-rows-repeated="3">
          <table:table-cell table:number-columns-repeated="7"/>
        </table:table-row>
        <table:table-row table:style-name="ro5">
          <table:table-cell table:style-name="ce101"/>
          <table:table-cell table:number-columns-repeated="6"/>
        </table:table-row>
        <table:table-row table:style-name="ro5">
          <table:table-cell table:number-columns-repeated="7"/>
        </table:table-row>
        <table:table-row table:style-name="ro5">
          <table:table-cell table:style-name="ce10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20:50:54.119302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  <dc:date>2024-12-12T20:50:41.746455328</dc:date>
    <meta:editing-duration>PT5H11M7S</meta:editing-duration>
    <meta:editing-cycles>49</meta:editing-cycles>
    <meta:document-statistic meta:table-count="6" meta:cell-count="159" meta:object-count="0"/>
  </office:meta>
</office:document-meta>
</file>